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Ubuntu" officeooo:rsid="00028a7f" officeooo:paragraph-rsid="00028a7f"/>
    </style:style>
    <style:style style:name="P2" style:family="paragraph" style:parent-style-name="Standard">
      <style:text-properties style:font-name="Ubuntu" officeooo:rsid="0006aa71" officeooo:paragraph-rsid="000a1717"/>
    </style:style>
    <style:style style:name="P3" style:family="paragraph" style:parent-style-name="Standard">
      <style:text-properties style:font-name="Ubuntu" officeooo:rsid="0003e7f6" officeooo:paragraph-rsid="0010fa27"/>
    </style:style>
    <style:style style:name="P4" style:family="paragraph" style:parent-style-name="Standard">
      <style:text-properties style:font-name="Ubuntu" fo:font-weight="bold" officeooo:rsid="00028a7f" officeooo:paragraph-rsid="00028a7f" style:font-weight-asian="bold" style:font-weight-complex="bold"/>
    </style:style>
    <style:style style:name="P5" style:family="paragraph" style:parent-style-name="Standard">
      <style:text-properties style:font-name="Ubuntu" fo:font-weight="bold" officeooo:rsid="00087119" officeooo:paragraph-rsid="000a1717" style:font-weight-asian="bold" style:font-weight-complex="bold"/>
    </style:style>
    <style:style style:name="P6" style:family="paragraph" style:parent-style-name="Standard">
      <style:text-properties style:font-name="Ubuntu" fo:font-weight="bold" officeooo:rsid="0010fa27" officeooo:paragraph-rsid="0010fa27" style:font-weight-asian="bold" style:font-weight-complex="bold"/>
    </style:style>
    <style:style style:name="P7" style:family="paragraph" style:parent-style-name="Standard">
      <style:text-properties style:font-name="Ubuntu" officeooo:rsid="000561cc" officeooo:paragraph-rsid="00068002"/>
    </style:style>
    <style:style style:name="P8" style:family="paragraph" style:parent-style-name="Standard">
      <style:text-properties style:font-name="Ubuntu" officeooo:rsid="00068002" officeooo:paragraph-rsid="000a1717"/>
    </style:style>
    <style:style style:name="P9" style:family="paragraph" style:parent-style-name="Standard">
      <style:text-properties style:font-name="Ubuntu" officeooo:rsid="00087119" officeooo:paragraph-rsid="000a1717"/>
    </style:style>
    <style:style style:name="P10" style:family="paragraph" style:parent-style-name="Standard">
      <style:text-properties style:font-name="Ubuntu" fo:font-weight="normal" officeooo:rsid="000561cc" officeooo:paragraph-rsid="000ccf49" style:font-weight-asian="normal" style:font-weight-complex="normal"/>
    </style:style>
    <style:style style:name="P11" style:family="paragraph" style:parent-style-name="Standard">
      <style:text-properties style:font-name="Ubuntu" fo:font-weight="normal" officeooo:rsid="00028a7f" officeooo:paragraph-rsid="00028a7f" style:font-weight-asian="normal" style:font-weight-complex="normal"/>
    </style:style>
    <style:style style:name="P12" style:family="paragraph" style:parent-style-name="Standard">
      <style:text-properties style:font-name="Ubuntu" fo:font-weight="normal" officeooo:rsid="000ccf49" officeooo:paragraph-rsid="000ccf49" style:font-weight-asian="normal" style:font-weight-complex="normal"/>
    </style:style>
    <style:style style:name="P13" style:family="paragraph" style:parent-style-name="Standard">
      <style:text-properties style:font-name="Ubuntu" fo:font-weight="normal" officeooo:rsid="000e3b68" officeooo:paragraph-rsid="000e3b68" style:font-weight-asian="normal" style:font-weight-complex="normal"/>
    </style:style>
    <style:style style:name="P14" style:family="paragraph" style:parent-style-name="Standard">
      <style:text-properties style:font-name="Ubuntu" fo:font-weight="normal" officeooo:rsid="000eda9f" officeooo:paragraph-rsid="000eda9f" style:font-weight-asian="normal" style:font-weight-complex="normal"/>
    </style:style>
    <style:style style:name="P15" style:family="paragraph" style:parent-style-name="Standard">
      <style:text-properties style:font-name="Ubuntu" fo:font-weight="normal" officeooo:rsid="00105703" officeooo:paragraph-rsid="00105703" style:font-weight-asian="normal" style:font-weight-complex="normal"/>
    </style:style>
    <style:style style:name="P16" style:family="paragraph" style:parent-style-name="Standard">
      <style:text-properties style:font-name="Ubuntu" fo:font-weight="normal" officeooo:rsid="0012f447" officeooo:paragraph-rsid="0012f447" style:font-weight-asian="normal" style:font-weight-complex="normal"/>
    </style:style>
    <style:style style:name="P17" style:family="paragraph" style:parent-style-name="Standard">
      <style:text-properties style:font-name="Ubuntu" fo:font-weight="normal" officeooo:rsid="00139e37" officeooo:paragraph-rsid="00139e37" style:font-weight-asian="normal" style:font-weight-complex="normal"/>
    </style:style>
    <style:style style:name="P18" style:family="paragraph" style:parent-style-name="Standard">
      <style:text-properties style:font-name="Ubuntu" fo:font-weight="normal" officeooo:rsid="00143911" officeooo:paragraph-rsid="00143911" style:font-weight-asian="normal" style:font-weight-complex="normal"/>
    </style:style>
    <style:style style:name="P19" style:family="paragraph" style:parent-style-name="Standard">
      <style:text-properties style:font-name="Ubuntu" officeooo:rsid="000a1717" officeooo:paragraph-rsid="000b8b07"/>
    </style:style>
    <style:style style:name="P20" style:family="paragraph" style:parent-style-name="Standard">
      <style:text-properties style:font-name="Ubuntu" officeooo:rsid="000a1717" officeooo:paragraph-rsid="00123e38"/>
    </style:style>
    <style:style style:name="P21" style:family="paragraph" style:parent-style-name="Standard">
      <style:text-properties style:font-name="Ubuntu" officeooo:rsid="000b8b07" officeooo:paragraph-rsid="000b8b07"/>
    </style:style>
    <style:style style:name="P22" style:family="paragraph" style:parent-style-name="Standard">
      <style:text-properties style:font-name="Ubuntu" officeooo:rsid="000ccf49" officeooo:paragraph-rsid="000ccf49"/>
    </style:style>
    <style:style style:name="P23" style:family="paragraph" style:parent-style-name="Standard">
      <style:text-properties style:font-name="Ubuntu" officeooo:rsid="000ccf49" officeooo:paragraph-rsid="0012f447"/>
    </style:style>
    <style:style style:name="P24" style:family="paragraph" style:parent-style-name="Standard">
      <style:text-properties style:font-name="Ubuntu" officeooo:rsid="000ccf49" officeooo:paragraph-rsid="00139e37"/>
    </style:style>
    <style:style style:name="P25" style:family="paragraph" style:parent-style-name="Standard">
      <style:text-properties style:font-name="Ubuntu" officeooo:rsid="000eda9f" officeooo:paragraph-rsid="000eda9f"/>
    </style:style>
    <style:style style:name="P26" style:family="paragraph" style:parent-style-name="Standard">
      <style:text-properties style:font-name="Ubuntu" officeooo:rsid="000eda9f" officeooo:paragraph-rsid="00139e37"/>
    </style:style>
    <style:style style:name="P27" style:family="paragraph" style:parent-style-name="Standard">
      <style:text-properties style:font-name="Ubuntu" officeooo:rsid="00105703" officeooo:paragraph-rsid="00105703"/>
    </style:style>
    <style:style style:name="P28" style:family="paragraph" style:parent-style-name="Standard">
      <style:text-properties style:font-name="Ubuntu" officeooo:rsid="00105703" officeooo:paragraph-rsid="00139e37"/>
    </style:style>
    <style:style style:name="P29" style:family="paragraph" style:parent-style-name="Standard">
      <style:text-properties style:font-name="Ubuntu" officeooo:rsid="00123e38" officeooo:paragraph-rsid="00123e38"/>
    </style:style>
    <style:style style:name="P30" style:family="paragraph" style:parent-style-name="Standard">
      <style:text-properties style:font-name="Ubuntu" officeooo:rsid="00123e38" officeooo:paragraph-rsid="0012f447"/>
    </style:style>
    <style:style style:name="P31" style:family="paragraph" style:parent-style-name="Standard">
      <style:text-properties style:font-name="Ubuntu" officeooo:rsid="00139e37" officeooo:paragraph-rsid="00139e37"/>
    </style:style>
    <style:style style:name="P32" style:family="paragraph" style:parent-style-name="Standard">
      <style:text-properties style:font-name="Ubuntu" fo:font-weight="normal" officeooo:rsid="000a1717" officeooo:paragraph-rsid="00123e38" style:font-weight-asian="normal" style:font-weight-complex="normal"/>
    </style:style>
    <style:style style:name="P33" style:family="paragraph" style:parent-style-name="Standard">
      <style:text-properties style:font-name="Ubuntu" officeooo:rsid="00123e38" officeooo:paragraph-rsid="00123e38"/>
    </style:style>
    <style:style style:name="P34" style:family="paragraph" style:parent-style-name="Standard">
      <style:text-properties style:font-name="Ubuntu" fo:font-weight="bold" officeooo:rsid="000b8b07" officeooo:paragraph-rsid="000b8b07" style:font-weight-asian="bold" style:font-weight-complex="bold"/>
    </style:style>
    <style:style style:name="P35" style:family="paragraph" style:parent-style-name="Standard">
      <style:text-properties style:font-name="Ubuntu" fo:font-weight="bold" officeooo:rsid="00028a7f" officeooo:paragraph-rsid="00028a7f" style:font-weight-asian="bold" style:font-weight-complex="bold"/>
    </style:style>
    <style:style style:name="P36" style:family="paragraph" style:parent-style-name="Text_20_body">
      <style:text-properties style:font-name="Ubuntu" officeooo:rsid="00105703" officeooo:paragraph-rsid="0010fa27"/>
    </style:style>
    <style:style style:name="P37"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8"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39"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text-underline-style="none" style:text-blinking="false" fo:background-color="transparent"/>
    </style:style>
    <style:style style:name="P40" style:family="paragraph" style:parent-style-name="Text_20_body">
      <style:paragraph-properties fo:margin-top="0cm" fo:margin-bottom="0cm" loext:contextual-spacing="false" fo:line-height="120%" style:writing-mode="lr-tb"/>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0a1717" style:font-weight-asian="normal" style:font-weight-complex="normal"/>
    </style:style>
    <style:style style:name="T4" style:family="text">
      <style:text-properties fo:font-weight="normal" officeooo:rsid="0010fa27" style:font-weight-asian="normal" style:font-weight-complex="normal"/>
    </style:style>
    <style:style style:name="T5" style:family="text">
      <style:text-properties fo:font-weight="normal" officeooo:rsid="00123e38" style:font-weight-asian="normal" style:font-weight-complex="normal"/>
    </style:style>
    <style:style style:name="T6" style:family="text">
      <style:text-properties officeooo:rsid="0006aa71"/>
    </style:style>
    <style:style style:name="T7" style:family="text">
      <style:text-properties officeooo:rsid="00087119"/>
    </style:style>
    <style:style style:name="T8" style:family="text">
      <style:text-properties officeooo:rsid="000b8b07"/>
    </style:style>
    <style:style style:name="T9" style:family="text">
      <style:text-properties officeooo:rsid="000e3b68"/>
    </style:style>
    <style:style style:name="T10" style:family="text">
      <style:text-properties officeooo:rsid="00105703"/>
    </style:style>
    <style:style style:name="T11" style:family="text">
      <style:text-properties officeooo:rsid="0010fa27"/>
    </style:style>
    <style:style style:name="T12" style:family="text">
      <style:text-properties officeooo:rsid="00123e38"/>
    </style:style>
    <style:style style:name="T13" style:family="text">
      <style:text-properties officeooo:rsid="0012f447"/>
    </style:style>
    <style:style style:name="T14" style:family="text">
      <style:text-properties officeooo:rsid="00139e37"/>
    </style:style>
    <style:style style:name="T15"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6"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17"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18" style:family="text">
      <style:text-properties fo:font-variant="normal" fo:text-transform="none" fo:color="#000000" style:text-line-through-style="none" style:text-line-through-type="none" style:font-name="Arial" fo:font-size="11pt" fo:font-style="normal" style:text-underline-style="none" fo:font-weight="normal" officeooo:rsid="00153ea7" style:text-blinking="false" fo:background-color="transparent" loext:char-shading-value="0"/>
    </style:style>
    <style:style style:name="T19"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20" style:family="text">
      <style:text-properties style:font-name="Arial" fo:font-size="11pt" fo:font-style="normal" fo:font-weight="normal"/>
    </style:style>
    <style:style style:name="T21" style:family="text">
      <style:text-properties officeooo:rsid="00153ea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ext:bookmark text:name="docs-internal-guid-50dbab37-3a9c-e362-eca3-eaa9efb38a2a"/><text:span text:style-name="T15">                </text:span></text:p>
      <text:p text:style-name="P37">Zelda LIKE</text:p>
      <text:p text:style-name="Text_20_body"/>
      <text:p text:style-name="P38">Scenario :</text:p>
      <text:p text:style-name="Text_20_body"/>
      <text:p text:style-name="P40"><text:span text:style-name="T16">//</text:span><text:span text:style-name="T17">réunion des personnages fictifs dans le monde 1337//</text:span></text:p>
      <text:p text:style-name="Text_20_body"/>
      <text:p text:style-name="P37">Nous sommes à la 42ème réunion des personnages fictifs, comme à son habitude notre Lunk d’Hyrale se pavane en montrant sa grosse mastersword a Sanus et Mariu tout en racontant comment il avait réalisé son dernier sauvetage de la princesse Zolda prise par Ganonderp.</text:p>
      <text:p text:style-name="P37">Lorsque tout à coup, un étrange personnage apparaît et prend la parole :</text:p>
      <text:p text:style-name="P39">“<text:span text:style-name="T20">Mes frères et soeurs réjouissez vous! </text:span></text:p>
      <text:p text:style-name="P37">vous qui en avait assez de vous faire taper dessus par des héros cherchant juste a loot, j’ai entendu votre appel, votre détresse , aujourd’hui je vous sauve” </text:p>
      <text:p text:style-name="P37">L’homme mystérieux fait disparaître tous les héros du congrès, </text:p>
      <text:p text:style-name="P37">Les helpers confus ne comprennent pas ce qu’il se passe.</text:p>
      <text:p text:style-name="P40"><text:span text:style-name="T15">“</text:span><text:span text:style-name="T17">Je suis Domino votre Sauveur! Joignez vous à moi et prenez la place de ceux que vous appeliez jadis </text:span><text:span text:style-name="T19">héros</text:span><text:span text:style-name="T15">”</text:span></text:p>
      <text:p text:style-name="P40"><text:span text:style-name="T17">(Les mobs hostiles et Certains helpers le rejoignent…)<text:line-break/></text:span><text:span text:style-name="T15">“</text:span><text:span text:style-name="T17">Je vois que tout le monde ne partage pas notre point de vue... Disparaissez!”</text:span></text:p>
      <text:p text:style-name="P37">Il claque des doigts et tous les dissidents explosent/disparaissent…</text:p>
      <text:p text:style-name="P39">“<text:span text:style-name="T20">Mes compagnons! Nous partons pour Hyrale 1, mère de toutes créations, nous allons retournez à la source et restaurez votre place légitime dans votre univers” </text:span></text:p>
      <text:p text:style-name="P37">Il claque à nouveaux les doigts et disparaît avec les traîtres.</text:p>
      <text:p text:style-name="P37">Apres la pagaille un étrange calme s’est installé, Novi se relève et se met à rechercher de potentiel survivant, elle est seule… Elle ne peut pas laisser Dormino finir son entreprise!</text:p>
      <text:p text:style-name="P37">Une lueur est toujours présente la où Domino s’est évanouie, en voulant l’inspecter Novi est aspiré et transporté vers Hyrale 1 elle entends les voix des héros “Sauves nous!” “Je ne passerais plus tes dialogues” </text:p>
      <text:p text:style-name="Text_20_body"/>
      <text:p text:style-name="P37">Novi se retrouve en pleine forêt Emeraude, Dormimo ne doit pas etre très loin elle entend des bruits de lutte, en face d’elle se trouve deux monstres hostile mais Novi n’a aucun pouvoir….</text:p>
      <text:p text:style-name="P40"><text:span text:style-name="T17">Elle cherche autour d’elle quelque chose qui pourrait l’aider a passer les mobs, elle trouve le légume du démon </text:span><text:span text:style-name="T19">l”InterventionDivine</text:span><text:span text:style-name="T17">! </text:span></text:p>
      <text:p text:style-name="P37">Ce légume lui confère le pouvoir de portée des armes armures et boucliers, et autre sort pour se défendre “Comme c’est convenient” s’écrit-elle! </text:p>
      <text:p text:style-name="P37">Novi détruit les monstres </text:p>
      <text:p text:style-name="P37">Elle apercoit une autre brèche dimensionnelle qu’elle emprunte, elle se voit transporté dans un univers celui de Sanus, dans un vaisseau</text:p>
      <text:p text:style-name="P37">Elle rencontre des monstres et des portes, une clé ouvre une porte et elle trouve aussi un objet dont elle ne connait pas l’utilisation encore (permet de pousser) </text:p>
      <text:p text:style-name="P37">elle se bat contre un mini boss </text:p>
      <text:p text:style-name="P37">Elle arrive dans une autre dimension il y a un labyrinthe a resoudre,il faut quelle pousse des blocs de rochers</text:p>
      <text:p text:style-name="P40"><text:span text:style-name="T17">et elle affronte un autre mini boss</text:span></text:p>
      <text:p text:style-name="P40"><text:soft-page-break/></text:p>
      <text:p text:style-name="P40"><text:span text:style-name="T16">mécanismes</text:span></text:p>
      <text:p text:style-name="P37">deplacement : ZQSD ou fleche directionnelle</text:p>
      <text:p text:style-name="P37">Action primaire: click gauche  / J</text:p>
      <text:p text:style-name="P37">Action secondaire : click droit / K</text:p>
      <text:p text:style-name="P37">changement d’arme/sort &gt;: A</text:p>
      <text:p text:style-name="P40"><text:span text:style-name="T17">changement d’arme/sort &lt; : E</text:span></text:p>
      <text:p text:style-name="P40"><text:span text:style-name="T17">vitesse de déplacement : 2 cases par seconde</text:span></text:p>
      <text:p text:style-name="P37">action primaire : attaque / defense</text:p>
      <text:p text:style-name="P37">(si on a un bouclier qui a une jauge qui se recharge en fonction du temps et qui peut etre actif qu’un certain lapse de temps )</text:p>
      <text:p text:style-name="P37">jauge de bouclier avec palier</text:p>
      <text:p text:style-name="P40"><text:span text:style-name="T17">jauge de puissance avec palier qui se charge en fonction des dégats infligés aux ennemis</text:span></text:p>
      <text:p text:style-name="P37">projectile s’écrase sur les murs ou alors portee</text:p>
      <text:p text:style-name="P40"><text:span text:style-name="T17">projectil avec vitesse</text:span></text:p>
      <text:p text:style-name="P37">lancer des objets</text:p>
      <text:p text:style-name="P40"><text:span text:style-name="T17">parler </text:span><text:span text:style-name="T18">interragir avec sonenvironnement avec un bouton </text:span></text:p>
      <text:p text:style-name="P40"><text:span text:style-name="T17"/></text:p>
      <text:p text:style-name="P38">items</text:p>
      <text:p text:style-name="P37">bottes pour se deplacer plus vite <text:span text:style-name="T21">(augmenter c/s)</text:span></text:p>
      <text:p text:style-name="P37">armes :[ épée attaque la case devant perso</text:p>
      <text:p text:style-name="P37">lance attaque jus’qua 3 cases devant perso</text:p>
      <text:p text:style-name="P37">arc, tire devant le perso, fleche disparaît en selon la distance ( upgrade augmente la portee)</text:p>
      <text:p text:style-name="P37">hache attaque 3 cases devant perso mais en ligne]</text:p>
      <text:p text:style-name="P37">coeur de régénération</text:p>
      <text:p text:style-name="P37">bombe : détruit certains décors possibles</text:p>
      <text:p text:style-name="P40"><text:span text:style-name="T17">bouclier : qui réduit les dégats</text:span></text:p>
      <text:p text:style-name="P40"><text:span text:style-name="T17"/></text:p>
      <text:p text:style-name="P37">Héro :</text:p>
      <text:p text:style-name="P37">HP : 10<text:span text:style-name="T21">0</text:span></text:p>
      <text:p text:style-name="P37">dégat:3</text:p>
      <text:p text:style-name="Text_20_body"/>
      <text:p text:style-name="P38">ennemis</text:p>
      <text:p text:style-name="Text_20_body"/>
      <text:p text:style-name="P37">tous les ennemis font des dégats au contact -0,5 HP</text:p>
      <text:p text:style-name="Text_20_body"/>
      <text:p text:style-name="P37">Ennemi 1 : peut ralentir</text:p>
      <text:p text:style-name="P37">HP : 15</text:p>
      <text:p text:style-name="P37">dégat : -0,5</text:p>
      <text:p text:style-name="P37">vitesse : 3c/s</text:p>
      <text:p text:style-name="Text_20_body"/>
      <text:p text:style-name="P37">Ennemi 2 : vulnérable qu’à certain moments cycle tire des projectiles</text:p>
      <text:p text:style-name="P40"><text:span text:style-name="T17">HP :10</text:span><text:span text:style-name="T15">    </text:span></text:p>
      <text:p text:style-name="P37">dégat : -1</text:p>
      <text:p text:style-name="P37">vitesse : (0c/s immobile)</text:p>
      <text:p text:style-name="Text_20_body"><text:soft-page-break/></text:p>
      <text:p text:style-name="P37">ennemi 3 : dégat infligés sur les cases autour de l’ennemi</text:p>
      <text:p text:style-name="P37">HP :10</text:p>
      <text:p text:style-name="P37">dégat : -1</text:p>
      <text:p text:style-name="P37">vitesse : 2c/s</text:p>
      <text:p text:style-name="Text_20_body"/>
      <text:p text:style-name="P37">ennemi 4 : attaque toute la ligne devant lui</text:p>
      <text:p text:style-name="P37">HP : 15</text:p>
      <text:p text:style-name="P37">dégat : -1</text:p>
      <text:p text:style-name="P37">vitesse : 2c/s</text:p>
      <text:p text:style-name="Text_20_body"/>
      <text:p text:style-name="P37">ennemi 5 :Deplacement cavalier</text:p>
      <text:p text:style-name="P37">HP :20</text:p>
      <text:p text:style-name="P37">dégat : -0,5</text:p>
      <text:p text:style-name="P37">vitesse : 3/s</text:p>
      <text:p text:style-name="Text_20_body"/>
      <text:p text:style-name="P37">Ennemi 2 : tire des projectiles</text:p>
      <text:p text:style-name="P40"><text:span text:style-name="T17">HP :10</text:span><text:span text:style-name="T15">    </text:span></text:p>
      <text:p text:style-name="P37">dégat : -1</text:p>
      <text:p text:style-name="P37">vitesse : 2c/s</text:p>
      <text:p text:style-name="Text_20_body"/>
      <text:p text:style-name="P37">Boss :tire des projectiles</text:p>
      <text:p text:style-name="P37">HP :100</text:p>
      <text:p text:style-name="P37">dégat :</text:p>
      <text:p text:style-name="Text_20_body"><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4T10:33:17.817153694</meta:creation-date>
    <dc:date>2018-05-07T14:40:26.092446558</dc:date>
    <meta:editing-duration>PT1H27M47S</meta:editing-duration>
    <meta:editing-cycles>5</meta:editing-cycles>
    <meta:generator>LibreOffice/5.1.6.2$Linux_X86_64 LibreOffice_project/10m0$Build-2</meta:generator>
    <meta:document-statistic meta:table-count="0" meta:image-count="0" meta:object-count="0" meta:page-count="3" meta:paragraph-count="83" meta:word-count="735" meta:character-count="4237" meta:non-whitespace-character-count="3544"/>
  </office:meta>
</office:document-meta>
</file>